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c1dc" officeooo:paragraph-rsid="001dc1dc"/>
    </style:style>
    <style:style style:name="P2" style:family="paragraph" style:parent-style-name="Standard">
      <style:paragraph-properties fo:text-align="center" style:justify-single-word="false"/>
      <style:text-properties officeooo:rsid="001dc1dc" officeooo:paragraph-rsid="001dc1dc"/>
    </style:style>
    <style:style style:name="P3" style:family="paragraph" style:parent-style-name="Standard">
      <style:paragraph-properties fo:text-align="justify" style:justify-single-word="false"/>
      <style:text-properties officeooo:rsid="001dc1dc" officeooo:paragraph-rsid="001dc1dc"/>
    </style:style>
    <style:style style:name="P4" style:family="paragraph" style:parent-style-name="Standard">
      <style:paragraph-properties fo:text-align="justify" style:justify-single-word="false"/>
      <style:text-properties officeooo:rsid="0021c53b" officeooo:paragraph-rsid="0021c53b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d1a7" officeooo:paragraph-rsid="0007d1a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d1a7" officeooo:paragraph-rsid="000bf28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d1a7" officeooo:paragraph-rsid="000e0d7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d1a7" officeooo:paragraph-rsid="001be4e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c53b" officeooo:paragraph-rsid="0021c53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bf282" officeooo:paragraph-rsid="000bf28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bf282" officeooo:paragraph-rsid="0010034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bf282" officeooo:paragraph-rsid="000e0d7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bf282" officeooo:paragraph-rsid="000c32e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e4eb" officeooo:paragraph-rsid="001be4e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7d1a7" officeooo:paragraph-rsid="0007d1a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7d1a7" officeooo:paragraph-rsid="0008e97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70060" officeooo:paragraph-rsid="0017006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be4eb" officeooo:paragraph-rsid="001be4e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0bf282" officeooo:paragraph-rsid="000bf28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07d1a7" officeooo:paragraph-rsid="0007d1a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08e97f" officeooo:paragraph-rsid="0008e97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08e97f" officeooo:paragraph-rsid="0009745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08e97f" officeooo:paragraph-rsid="0008fd9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3fc76" officeooo:paragraph-rsid="0013fc76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56d02" officeooo:paragraph-rsid="00156d02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officeooo:rsid="0013fc76" officeooo:paragraph-rsid="0013fc76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156d02" officeooo:paragraph-rsid="00156d02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ded2" officeooo:paragraph-rsid="0018ded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a345" officeooo:paragraph-rsid="0019a34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dc1dc" officeooo:paragraph-rsid="001dc1dc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dc1dc" officeooo:paragraph-rsid="001dc1dc" style:font-style-asian="italic" style:font-weight-asian="bold" style:font-style-complex="italic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7.992cm"/>
        </style:tab-stops>
      </style:paragraph-properties>
      <style:text-properties style:text-underline-style="none" fo:font-weight="normal" officeooo:rsid="0008e97f" officeooo:paragraph-rsid="0009745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0bf282" officeooo:paragraph-rsid="000bf28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0c32e1" officeooo:paragraph-rsid="0007d1a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0c32e1" officeooo:paragraph-rsid="001be4e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07d1a7" officeooo:paragraph-rsid="0007d1a7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07d1a7" officeooo:paragraph-rsid="001be4e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07d1a7" officeooo:paragraph-rsid="00133747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normal" officeooo:rsid="0007d1a7" officeooo:paragraph-rsid="0018ded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normal" officeooo:rsid="000e0d7c" officeooo:paragraph-rsid="000e0d7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0e0d7c" officeooo:paragraph-rsid="001be4eb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underline-style="none" fo:font-weight="normal" officeooo:rsid="0008e97f" officeooo:paragraph-rsid="0007d1a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underline-style="none" fo:font-weight="normal" officeooo:rsid="0008e97f" officeooo:paragraph-rsid="001be4eb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normal" officeooo:rsid="00133747" officeooo:paragraph-rsid="001a967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normal" officeooo:rsid="001a9677" officeooo:paragraph-rsid="001a967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normal" officeooo:rsid="0018ded2" officeooo:paragraph-rsid="0018ded2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8e97f" officeooo:paragraph-rsid="0008e97f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7d1a7" officeooo:paragraph-rsid="0008e97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d1a7" officeooo:paragraph-rsid="001be4eb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1dc1dc" officeooo:paragraph-rsid="001fc6ec"/>
    </style:style>
    <style:style style:name="T1" style:family="text">
      <style:text-properties officeooo:rsid="0020d9c1"/>
    </style:style>
    <style:style style:name="T2" style:family="text">
      <style:text-properties officeooo:rsid="001ebaa8"/>
    </style:style>
    <style:style style:name="T3" style:family="text">
      <style:text-properties officeooo:rsid="0021188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8fd9b"/>
    </style:style>
    <style:style style:name="T6" style:family="text">
      <style:text-properties style:text-underline-style="solid" style:text-underline-width="auto" style:text-underline-color="font-color" officeooo:rsid="00097456"/>
    </style:style>
    <style:style style:name="T7" style:family="text">
      <style:text-properties style:text-underline-style="solid" style:text-underline-width="auto" style:text-underline-color="font-color" officeooo:rsid="001be4eb"/>
    </style:style>
    <style:style style:name="T8" style:family="text">
      <style:text-properties officeooo:rsid="0007d1a7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8e97f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bf282" style:font-weight-asian="normal" style:font-weight-complex="normal"/>
    </style:style>
    <style:style style:name="T13" style:family="text">
      <style:text-properties style:text-underline-style="none" fo:font-weight="normal" officeooo:rsid="000c32e1" style:font-weight-asian="normal" style:font-weight-complex="normal"/>
    </style:style>
    <style:style style:name="T14" style:family="text">
      <style:text-properties style:text-underline-style="none" fo:font-weight="normal" officeooo:rsid="000e0d7c" style:font-weight-asian="normal" style:font-weight-complex="normal"/>
    </style:style>
    <style:style style:name="T15" style:family="text">
      <style:text-properties style:text-underline-style="none" fo:font-weight="normal" officeooo:rsid="00097456" style:font-weight-asian="normal" style:font-weight-complex="normal"/>
    </style:style>
    <style:style style:name="T16" style:family="text">
      <style:text-properties style:text-underline-style="none" officeooo:rsid="0018ded2"/>
    </style:style>
    <style:style style:name="T17" style:family="text">
      <style:text-properties style:text-underline-style="none" officeooo:rsid="001a9677"/>
    </style:style>
    <style:style style:name="T18" style:family="text">
      <style:text-properties officeooo:rsid="0008e97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bf282" style:font-weight-asian="normal" style:font-weight-complex="normal"/>
    </style:style>
    <style:style style:name="T21" style:family="text">
      <style:text-properties fo:font-weight="normal" officeooo:rsid="000c32e1" style:font-weight-asian="normal" style:font-weight-complex="normal"/>
    </style:style>
    <style:style style:name="T22" style:family="text">
      <style:text-properties fo:font-weight="normal" officeooo:rsid="000e0d7c" style:font-weight-asian="normal" style:font-weight-complex="normal"/>
    </style:style>
    <style:style style:name="T23" style:family="text">
      <style:text-properties fo:font-weight="normal" officeooo:rsid="0008e97f" style:font-weight-asian="normal" style:font-weight-complex="normal"/>
    </style:style>
    <style:style style:name="T24" style:family="text">
      <style:text-properties officeooo:rsid="0008fd9b"/>
    </style:style>
    <style:style style:name="T25" style:family="text">
      <style:text-properties officeooo:rsid="00097456"/>
    </style:style>
    <style:style style:name="T26" style:family="text">
      <style:text-properties officeooo:rsid="000ab971"/>
    </style:style>
    <style:style style:name="T27" style:family="text">
      <style:text-properties officeooo:rsid="0019a345"/>
    </style:style>
    <style:style style:name="T28" style:family="text">
      <style:text-properties officeooo:rsid="001be4eb"/>
    </style:style>
    <style:style style:name="T29" style:family="text">
      <style:text-properties officeooo:rsid="001fc6ec"/>
    </style:style>
    <style:style style:name="T30" style:family="text">
      <style:text-properties officeooo:rsid="0020ec48"/>
    </style:style>
    <style:style style:name="T31" style:family="text">
      <style:text-properties officeooo:rsid="00239d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quefer Gaëtan</text:p>
      <text:p text:style-name="P1">Dufillon Xavier</text:p>
      <text:p text:style-name="P1">Grp :1D</text:p>
      <text:p text:style-name="P30">Projet L2 Informatique </text:p>
      <text:p text:style-name="P30">Technique de programmation</text:p>
      <text:p text:style-name="P30"/>
      <text:p text:style-name="P30">Logiciel d’aide à la gestion des services de secours</text:p>
      <text:p text:style-name="P31"/>
      <text:p text:style-name="P2"/>
      <text:p text:style-name="P3"/>
      <text:p text:style-name="P24">Introduction</text:p>
      <text:p text:style-name="P26"/>
      <text:p text:style-name="P50"><text:span text:style-name="T29">Il nous a été demandé de créer un</text:span> logiciel d’aide à la gestion des services de secours.</text:p>
      <text:p text:style-name="P50"><text:span text:style-name="T29">I</text:span>l convient de créer un interface sous forme de menu pour que l'utilisateur puisse interagir avec les <text:span text:style-name="T2">fonctionnalités</text:span> <text:span text:style-name="T2">suivantes</text:span> : Création d'une alerte avec les <text:span text:style-name="T2">caractéristique</text:span>(code/type d'alerte/gravité de l'a<text:span text:style-name="T2">lerte/le lieu/le nombre de victimes/une description</text:span>) de celle-ci, <text:span text:style-name="T2">création</text:span> d'une <text:span text:style-name="T1">unité </text:span>avec <text:span text:style-name="T2">également</text:span> <text:span text:style-name="T2">s</text:span>es <text:span text:style-name="T2">caractéristique(code/nom/base/déplacement/disponibilité/statut)</text:span>, <text:span text:style-name="T3">mise en relation d’unité(s) <text:s/>avec une alerte et pouvoir les retrouver en conséquence, la gestion du changement de l’état et de la disponibilité d'une unité.</text:span></text:p>
      <text:p text:style-name="P3"/>
      <text:p text:style-name="P4"/>
      <text:p text:style-name="P4"/>
      <text:p text:style-name="P9">unite.h</text:p>
      <text:p text:style-name="P4"/>
      <text:p text:style-name="P4">structure unite :</text:p>
      <text:p text:style-name="P4"><text:tab/><text:span text:style-name="T4">double dCode</text:span>; <text:s/>Code unique de l'unité généré à partir des secondes enregistré par l’ordinateur</text:p>
      <text:p text:style-name="P4"><text:tab/><text:span text:style-name="T4">char* strNom</text:span>; Nom de l'unité donné par l’utilisateur lors de la création de l’unité</text:p>
      <text:p text:style-name="P4"><text:tab/><text:span text:style-name="T4">int iTransport</text:span>; Type de moyen de transport, choix de l’utilisateur entre : air ; mer ; route</text:p>
      <text:p text:style-name="P4"><text:tab/>i<text:span text:style-name="T4">nt iDisponibilite</text:span>; <text:s/>Disponibilité de l'unité selon ses alertes effectué </text:p>
      <text:p text:style-name="P4"><text:tab/>i<text:span text:style-name="T4">nt iStatut;</text:span> <text:s/>Statut de l'unité, si une unité est en <text:span text:style-name="T8">opération</text:span> et son degré d’avancement dans celle-ci ou si elle est a la base</text:p>
      <text:p text:style-name="P4"><text:tab/><text:span text:style-name="T4">char* strBase</text:span>; <text:s/>Base de l'unité</text:p>
      <text:p text:style-name="P4"><text:tab/><text:span text:style-name="T4">double iCodeAlerte</text:span>; <text:s/>Alerte sur laquelle l'unité opère</text:p>
      <text:p text:style-name="P4"/>
      <text:p text:style-name="P9">alerte.h</text:p>
      <text:p text:style-name="P4"/>
      <text:p text:style-name="P4">structure alerte :</text:p>
      <text:p text:style-name="P4"><text:tab/><text:span text:style-name="T4">double dCode</text:span>; <text:s/>Code unique de l'alerte généré de la même manière que celui des unités</text:p>
      <text:p text:style-name="P4"><text:tab/><text:span text:style-name="T4">int iType</text:span>; <text:s/>Type de l'alert choix de l’utilisateur (incendie/accident de route/accident en mer/montagne/malaise/explosion/<text:span text:style-name="T28">accident</text:span> de la vie)</text:p>
      <text:p text:style-name="P4"><text:tab/>i<text:span text:style-name="T4">nt iNiveau</text:span>; <text:s/>Niveau de gravité de l'alerte</text:p>
      <text:p text:style-name="P4"><text:tab/><text:span text:style-name="T4">char* strLieu</text:span>; <text:s/>Lieu de l'alerte</text:p>
      <text:p text:style-name="P4"><text:tab/><text:span text:style-name="T4">int iVictimes</text:span>; <text:s/>Nombre de victimes</text:p>
      <text:p text:style-name="P4"><text:tab/><text:span text:style-name="T4">char* strDescription</text:span>; <text:s/>Description de l'alarme</text:p>
      <text:p text:style-name="P4"><text:tab/><text:span text:style-name="T4">unite* uniTab</text:span>; <text:s/>Tableau contenant les(l') unité(s) opérant sur cette alerte</text:p>
      <text:p text:style-name="P4"/>
      <text:p text:style-name="P4"/>
      <text:p text:style-name="P5">alerte.c</text:p>
      <text:p text:style-name="P5"/>
      <text:p text:style-name="P6"><text:span text:style-name="T11"><text:tab/></text:span><text:span text:style-name="T20">void ajouterAlerte(alerte** altTab, int* iSize);</text:span></text:p>
      <text:p text:style-name="P10"><text:soft-page-break/><text:span text:style-name="T11"><text:tab/><text:tab/>-</text:span><text:span text:style-name="T13">on entre un tableau de pointeur qui pointes sur une structure alerte</text:span><text:span text:style-name="T14"> et un entier(taille pour la reallocation)</text:span></text:p>
      <text:p text:style-name="P33"/>
      <text:p text:style-name="P11"><text:span text:style-name="T11"><text:tab/></text:span><text:span text:style-name="T19">void modifierAlerte(alerte* alt);</text:span></text:p>
      <text:p text:style-name="P11"><text:span text:style-name="T11"><text:tab/><text:tab/>-</text:span><text:span text:style-name="T13">on entre un pointeur de structure alerte</text:span></text:p>
      <text:p text:style-name="P33"/>
      <text:p text:style-name="P10"><text:span text:style-name="T11"><text:tab/></text:span><text:span text:style-name="T19">void affichageAlerte(alerte alt);</text:span></text:p>
      <text:p text:style-name="P19"><text:span text:style-name="T19"><text:tab/><text:tab/>-</text:span><text:span text:style-name="T21">on entre une structure alerte</text:span></text:p>
      <text:p text:style-name="P33"/>
      <text:p text:style-name="P10"><text:span text:style-name="T11"><text:tab/></text:span><text:span text:style-name="T19">int affichageTableauAlertes(alerte* altTab, int iSize);</text:span></text:p>
      <text:p text:style-name="P12"><text:span text:style-name="T11"><text:tab/><text:tab/>-</text:span><text:span text:style-name="T13">on entre un tableau de pointeur d’alerte </text:span><text:span text:style-name="T14">et un entier(taille pour la reallocation)</text:span></text:p>
      <text:p text:style-name="P33"/>
      <text:p text:style-name="P10"><text:span text:style-name="T11"><text:tab/></text:span><text:span text:style-name="T19">void supprimerAlerte(alerte** altTab, int iIndex, int* iSize);</text:span></text:p>
      <text:p text:style-name="P12"><text:span text:style-name="T11"><text:tab/><text:tab/>-</text:span><text:span text:style-name="T13">on entre un tableau de pointeur qui pointe sur une structure alerte/</text:span><text:span text:style-name="T14">un entier pour la position dans le tableau/ un entier pour taille pour la reallocation</text:span></text:p>
      <text:p text:style-name="P33"/>
      <text:p text:style-name="P10"><text:span text:style-name="T11"><text:tab/></text:span><text:span text:style-name="T19">void assignerUnites(alerte* alt, unite* uni);</text:span></text:p>
      <text:p text:style-name="P5"><text:span text:style-name="T11"><text:tab/><text:tab/>-</text:span><text:span text:style-name="T13">on entre un pointeur de structure alerte</text:span></text:p>
      <text:p text:style-name="P34"/>
      <text:p text:style-name="P14"><text:span text:style-name="T13"><text:tab/></text:span><text:span text:style-name="T21">void afficherUnitesAssignees(alerte* altTab, int iIndex);</text:span></text:p>
      <text:p text:style-name="P35"><text:tab/><text:tab/></text:p>
      <text:p text:style-name="P35"/>
      <text:p text:style-name="P14"><text:span text:style-name="T13"><text:tab/></text:span><text:span text:style-name="T21">void traiterAlerte(alerte** altTab, int iIndex, int* iSize);</text:span></text:p>
      <text:p text:style-name="P20"><text:tab/><text:tab/></text:p>
      <text:p text:style-name="P20"/>
      <text:p text:style-name="P20"/>
      <text:p text:style-name="P5">unite.c</text:p>
      <text:p text:style-name="P5"/>
      <text:p text:style-name="P6"><text:span text:style-name="T11"><text:tab/></text:span><text:span text:style-name="T20">void ajouterUnite(unite** uniTab, int* iSize);</text:span></text:p>
      <text:p text:style-name="P12"><text:span text:style-name="T11"><text:tab/><text:tab/>-</text:span><text:span text:style-name="T13">on entre un tableau de pointeur qui pointes sur une structure unite </text:span><text:span text:style-name="T14">et un entier(taille pour la reallocation)</text:span></text:p>
      <text:p text:style-name="P33"/>
      <text:p text:style-name="P10"><text:span text:style-name="T11"><text:tab/></text:span><text:span text:style-name="T19">void modifierUnite(unite* uni);</text:span></text:p>
      <text:p text:style-name="P13"><text:span text:style-name="T11"><text:tab/><text:tab/>-</text:span><text:span text:style-name="T13">on entre un pointeur de structure unite</text:span></text:p>
      <text:p text:style-name="P33"/>
      <text:p text:style-name="P10"><text:span text:style-name="T11"><text:tab/></text:span><text:span text:style-name="T19">void affichageUnite(unite uni);</text:span></text:p>
      <text:p text:style-name="P13"><text:span text:style-name="T11"><text:tab/><text:tab/>-</text:span><text:span text:style-name="T13">on entre une structure unite</text:span></text:p>
      <text:p text:style-name="P33"/>
      <text:p text:style-name="P10"><text:span text:style-name="T11"><text:tab/></text:span><text:span text:style-name="T19">int affichageTableauUnites(unite* uniTab, int iSize);</text:span></text:p>
      <text:p text:style-name="P12"><text:span text:style-name="T11"><text:tab/><text:tab/>-</text:span><text:span text:style-name="T13">on entre un tableau de pointeur d’unite </text:span><text:span text:style-name="T14">et un entier(taille pour la reallocation)</text:span></text:p>
      <text:p text:style-name="P33"/>
      <text:p text:style-name="P10"><text:span text:style-name="T11"><text:tab/></text:span><text:span text:style-name="T19">void supprimerUnite(unite** uniTab, int iIndex, int* iSize);</text:span></text:p>
      <text:p text:style-name="P7"><text:span text:style-name="T11"><text:tab/><text:tab/></text:span><text:span text:style-name="T12">-</text:span><text:span text:style-name="T13">on entre un tableau de pointeur qui pointe sur une structure unite/</text:span><text:span text:style-name="T14">un entier pour la position dans le tableau/ un entier pour taille pour la reallocation</text:span></text:p>
      <text:p text:style-name="P40"/>
      <text:p text:style-name="P14"><text:span text:style-name="T14"><text:tab/></text:span><text:span text:style-name="T22">void afficherAlerteAssignee(unite uni);</text:span></text:p>
      <text:p text:style-name="P41"><text:tab/><text:tab/></text:p>
      <text:p text:style-name="P41"/>
      <text:p text:style-name="P14"><text:span text:style-name="T14"><text:tab/></text:span><text:span text:style-name="T22">void gestionEtat(unite* uni);</text:span></text:p>
      <text:p text:style-name="P20"><text:tab/><text:tab/></text:p>
      <text:p text:style-name="P20"/>
      <text:p text:style-name="P8"/>
      <text:p text:style-name="P8"><text:soft-page-break/>menu.c</text:p>
      <text:p text:style-name="P37"/>
      <text:p text:style-name="P8"><text:span text:style-name="T11"><text:tab/></text:span><text:span text:style-name="T23">void menuPrincipal(alerte** altTab, int* iSize, unite** uniTab, int* iUniSize);</text:span></text:p>
      <text:p text:style-name="P21"><text:tab/><text:tab/>-<text:span text:style-name="T24">on entre</text:span></text:p>
      <text:p text:style-name="P47"/>
      <text:p text:style-name="P21"><text:tab/><text:span text:style-name="T4">void gererUnites(unite** uniTab, int* iSize);</text:span></text:p>
      <text:p text:style-name="P21"><text:tab/><text:tab/>-on entre un tableau de pointeur qui pointe sur une structure d’alerte et un entier<text:span text:style-name="T24">(la taille)</text:span></text:p>
      <text:p text:style-name="P22"><text:tab/><text:tab/>-<text:span text:style-name="T24">affiche un menu en lecture contrainte permettant de gérer les unités par appel de fonction de, </text:span><text:span text:style-name="T5">unite.c</text:span><text:span text:style-name="T24"> </text:span><text:span text:style-name="T6">(</text:span><text:span text:style-name="T24">ajouterUnite/affichageUnite/modifierUnite/affichageTableauUnites),</text:span><text:span text:style-name="T5">outils.c</text:span><text:span text:style-name="T24"> (validerSaisie/erreurSaisie)</text:span></text:p>
      <text:p text:style-name="P21"/>
      <text:p text:style-name="P21"><text:tab/><text:span text:style-name="T4">void gererAlertes(alerte** altTab, int* iSize);</text:span></text:p>
      <text:p text:style-name="P21"><text:tab/><text:tab/>-on entre un tableau de pointeur qui pointe sur une structure d’unite et un entier<text:span text:style-name="T24">(la taille)</text:span></text:p>
      <text:p text:style-name="P32"><text:tab/><text:tab/><text:tab/><text:tab/><text:tab/>-<text:span text:style-name="T24">affiche un menu en lecture contrainte permettant de gérer les alertes par appel de fonction de, alerte</text:span><text:span text:style-name="T5">.c</text:span><text:span text:style-name="T24"> </text:span><text:span text:style-name="T6">(</text:span><text:span text:style-name="T24">ajouterAlerte/affichageAlerte/modifierAlerte/affichageTableauAlertes),</text:span><text:span text:style-name="T5">outils.c </text:span><text:span text:style-name="T24">(validerSaisie/erreurSaisie)</text:span></text:p>
      <text:p text:style-name="P21"/>
      <text:p text:style-name="P21"><text:tab/><text:span text:style-name="T4">void traitementAlertes(alerte* altTab, int iAltSize, unite* uniTab, int iUniSize);</text:span></text:p>
      <text:p text:style-name="P23"><text:tab/><text:tab/>-on entre un tableau de pointeur qui pointe sur une structure d’alerte et un entier/ <text:s/>un tableau de pointeur qui pointe sur une structure d’unite/ <text:span text:style-name="T24">deux entiers : </text:span><text:span text:style-name="T4">iAltSize</text:span><text:span text:style-name="T26">(sera passé en paramètre dans un appel de fonction)</text:span> <text:s text:c="2"/><text:span text:style-name="T4">iUniSize</text:span><text:span text:style-name="T26">(sera passé en paramètres dans un appel de fonction)</text:span></text:p>
      <text:p text:style-name="P23"><text:tab/><text:tab/>-<text:span text:style-name="T26">affiche un menu en lecture contrainte qui traite les alertes ()</text:span></text:p>
      <text:p text:style-name="P21"/>
      <text:p text:style-name="P21"><text:tab/><text:span text:style-name="T4">void gestion</text:span><text:span text:style-name="T7">Unite</text:span><text:span text:style-name="T4">(unite* uni);</text:span></text:p>
      <text:p text:style-name="P21"><text:tab/><text:tab/>-on entre un pointeur sur <text:span text:style-name="T25">une</text:span> structure unite</text:p>
      <text:p text:style-name="P16"/>
      <text:p text:style-name="P20"/>
      <text:p text:style-name="P5">outil.c</text:p>
      <text:p text:style-name="P5"/>
      <text:p text:style-name="P20"><text:tab/><text:span text:style-name="T4">int lireChaineCaractere(char** str);</text:span></text:p>
      <text:p text:style-name="P20"><text:tab/><text:tab/>-on entre un pointeur de pointeur sur une chaîne de caractère</text:p>
      <text:p text:style-name="P20"><text:tab/><text:tab/> </text:p>
      <text:p text:style-name="P20"/>
      <text:p text:style-name="P15"><text:span text:style-name="T9"><text:tab/></text:span>void validerSaisie();</text:p>
      <text:p text:style-name="P16"><text:span text:style-name="T9"><text:tab/><text:tab/>-</text:span><text:span text:style-name="T10">affiche un message d’erreur indiquant d’appuyer sur entrée pour recommencer </text:span><text:span text:style-name="T17">la manipulation</text:span></text:p>
      <text:p text:style-name="P20"/>
      <text:p text:style-name="P15"><text:span text:style-name="T9"><text:tab/></text:span>void erreurSaisie();</text:p>
      <text:p text:style-name="P15"><text:span text:style-name="T9"><text:tab/><text:tab/>-</text:span><text:span text:style-name="T10">affiche un message de validation de la saisie pour continuer indiquant d’appuyer sur entrée </text:span></text:p>
      <text:p text:style-name="P42"/>
      <text:p text:style-name="P18"><text:span text:style-name="T10"><text:tab/></text:span><text:span text:style-name="T18">double creerCodeUnique();</text:span></text:p>
      <text:p text:style-name="P43"><text:tab/><text:tab/></text:p>
      <text:p text:style-name="P43"/>
      <text:p text:style-name="P18"><text:span text:style-name="T10"><text:tab/></text:span><text:span text:style-name="T18">void modeDemo(alerte** altTab, int* iAltTabSize, unite** uniTab, int* iUniTabSize);</text:span></text:p>
      <text:p text:style-name="P20"><text:tab/><text:tab/></text:p>
      <text:p text:style-name="P20"/>
      <text:p text:style-name="P44"/>
      <text:p text:style-name="P45"/>
      <text:p text:style-name="P45"><text:soft-page-break/>L’élément dans la structure alerte mett<text:span text:style-name="T30">ant</text:span> en relation l’alerte et les unités est un tableau <text:span text:style-name="T30">dynamique </text:span>de pointeur<text:span text:style-name="T30">s</text:span> qui contient des pointeurs <text:s/>sur les unités assigné<text:span text:style-name="T30">es.</text:span></text:p>
      <text:p text:style-name="P45">L’élément dans la structure unite mett<text:span text:style-name="T30">a</text:span>nt en relation l’unité et l’alerte est un pointeur sur une structure d’alerte.</text:p>
      <text:p text:style-name="P45">L’inclusion circulaire <text:span text:style-name="T30">(ou inter-dépendance) des headers</text:span> étant impossible on met dans les header de alerte.c et unite.c une def<text:span text:style-name="T30">i</text:span>nition de type incomplète de la structure <text:span text:style-name="T30">dépendante</text:span>. </text:p>
      <text:p text:style-name="P45"/>
      <text:p text:style-name="P38"/>
      <text:p text:style-name="P17"><text:span text:style-name="T16">L</text:span><text:span text:style-name="T9">e travail en </text:span><text:span text:style-name="T16">binôme</text:span><text:span text:style-name="T9"> a </text:span><text:span text:style-name="T16">été</text:span><text:span text:style-name="T9"> reparti en miroir pour la gestion de structure et de leurs fonctions directes </text:span><text:span text:style-name="T16">Croquefer</text:span><text:span text:style-name="T9"> </text:span><text:span text:style-name="T16">Gaëtan sur les alertes et Dufillon Xavier sur les unités,</text:span><text:span text:style-name="T9"> de manière a respecter au mieux la </text:span><text:span text:style-name="T16">même</text:span><text:span text:style-name="T9"> syntaxe dans tout les codes, avec une relecture </text:span><text:span text:style-name="T16">de la part de Croquefer Gaëtan de manière à retirer les coquilles <text:s/>et faire attention à ce que la syntaxe des variables et fonctions dans tous le code soit la même, permettant une relecture facile et fluide dans tous le code.</text:span></text:p>
      <text:p text:style-name="P46">Quand a la gestion du menu elle a été réaliser en binôme sur un seul poste.</text:p>
      <text:p text:style-name="P39"/>
      <text:p text:style-name="P39"/>
      <text:p text:style-name="P38"/>
      <text:p text:style-name="P25">Conclusion</text:p>
      <text:p text:style-name="P27"/>
      <text:p text:style-name="P28">Le projet et d’une part formateur et d’une autre initiatique. Il a permis tout autant de mettre en application les <text:span text:style-name="T27">connaissances dans une vaste globalité, les mettant en relation entre elles tel un puzzle. Il nous a permis de réellement comprendre certaines notion, notamment la gestion des des pointeurs , l’allocation mémoire et la gestion des structures de données.</text:span></text:p>
      <text:p text:style-name="P29">Le délais du projet ét<text:span text:style-name="T31">ait</text:span> correct nous permett<text:span text:style-name="T31">a</text:span>nt de terminer juste a temps <text:span text:style-name="T31">(excepté le makefile) </text:span>mais le cahier des charge <text:span text:style-name="T31">était</text:span> quelque peut compliqué a respecter et a assimiler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9:31.808600212</meta:creation-date>
    <dc:date>2017-11-29T23:53:34.439539026</dc:date>
    <meta:editing-duration>PT47M3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4" meta:paragraph-count="93" meta:word-count="972" meta:character-count="6834" meta:non-whitespace-character-count="5825"/>
  </office:meta>
</office:document-meta>
</file>